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margin-top="0cm" fo:margin-bottom="0.499cm" loext:contextual-spacing="false"/>
    </style:style>
    <style:style style:name="P5" style:family="paragraph" style:parent-style-name="Text_20_body" style:list-style-name="L1"/>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paragraph-properties fo:margin-top="0cm" fo:margin-bottom="0cm" loext:contextual-spacing="false"/>
    </style:style>
    <style:style style:name="P8"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bc03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eçando com testes de unidade</text:h>
      <text:p text:style-name="Standard">A grande pergunta é: no mundo real, será que teríamos descoberto esse bug facilmente, ou esperaríamos nosso cliente nos ligar bravo porque a funcionalidade não funciona? Infelizmente, bugs em software são uma coisa mais comum do que deveria ser. Bugs nos fazem perder a confiança do cliente, e nos custam muito dinheiro. Afinal, precisamos corrigir o bug e recuperar o tempo perdido do cliente, que ficou parado, enquanto o sistema não funcionava. </text:p>
      <text:p text:style-name="Standard"/>
      <text:p text:style-name="Text_20_body">Por que nossos sistemas apresentam tantos bugs assim? Um dos motivos para isso é a falta de testes, ou seja, testamos muito pouco! Equipes de software geralmente não gostam de fazer (ou não fazem) os devidos testes. As razões para isso são geralmente a demora e o alto custo para testar o software como um todo. E faz todo o sentido: pedir para um ser humano testar todo o sistema é impossível: ele vai levar muito tempo para isso!</text:p>
      <text:p text:style-name="Text_20_body">E como resolver esse problema? Fazendo a máquina testar! Escrevendo um programa que teste nosso programa de forma automática! Uma máquina, com certeza, executaria o teste muito mais rápido do que uma pessoa! Ela também não ficaria cansada ou cometeria erros!</text:p>
      <text:p text:style-name="Text_20_body">Um teste automatizado é muito parecido com um teste manual. Imagine que você está testando manualmente uma funcionalidade de cadastro de produtos em uma aplicação web. Você, com certeza, executará três passos diferentes. Em primeiro lugar, você pensaria em um cenário para testar. Por exemplo, "vamos ver o que acontece com o cadastro de funcionários quando eu não preencho o campo de CPF". Após montar o cenário, você executará a ação que quer testar. Por exemplo, clicar no botão "Cadastrar". Por fim, você olharia para a tela e verificaria se o sistema se comportou da maneira que você esperava. Nesse nosso caso, por exemplo, esperaríamos uma mensagem de erro como "CPF inválido".</text:p>
      <text:p text:style-name="Text_20_body">Um teste automatizado é muito parecido. Você sempre executa estes três passos: monta o cenário, executa a ação e valida a saída.</text:p>
      <text:p text:style-name="Standard"/>
      <text:p text:style-name="Standard">Precisávamos de uma maneira mais simples e elegante de verificar o resultado de nosso teste. Melhor ainda se soubéssemos exatamente quais testes falharam e por quê. Para resolver esse problema, utilizaremos o PHPUnit, o framework de testes de unidade mais popular do mundo PHP. O PHPUnit é uma ferramenta bem simples. Tudo que ele faz é te ajudar na automatização da última parte de um teste, a validação, e a exibir os resultados de uma maneira bem formatada e simples de ser lida. </text:p>
      <text:p text:style-name="Standard"/>
      <text:p text:style-name="Standard">Veja o tempo que o teste levou para ser executado: alguns milissegundos. Isso significa que podemos rodar esse teste O TEMPO TODO, que é rápido e não custa nada. É a máquina que roda! Agora imagine um sistema com 5000 testes como esses. Ao clicar em um botão, o PHPUnit, em alguns segundos, executará 5000 testes! Quanto tempo levaríamos para executar o mesmo teste de maneira manual? </text:p>
      <text:p text:style-name="Standard"/>
      <text:p text:style-name="Standard">o <text:span text:style-name="Source_20_Text">assertEquals(esperado, calculado, 0.00001)</text:span> aceita um terceiro parâmetro que é o erro normal de arredondamento </text:p>
      <text:p text:style-name="Standard"/>
      <text:p text:style-name="Text_20_body">Testes automatizados de unidade nos trazem diversas vantagens. </text:p>
      <text:p text:style-name="Text_20_body">Nesse momento, as vantagens que são fáceis de ver:</text:p>
      <text:p text:style-name="Text_20_body">1) Um teste de unidade executa muito rápido. Veja que ele gasta apenas alguns milissegundos para ser executado. Imagine o tempo que um humano levaria.</text:p>
      <text:p text:style-name="Text_20_body">2) Um humano pode eventualmente executar um teste incorreto (montar o cenário ou validar a saída <text:soft-page-break/>errada, por exemplo). A máquina nunca fará isso. A partir do momento que você escreveu o teste, ela sempre vai executar o mesmo teste.</text:p>
      <text:p text:style-name="Text_20_body">3) É muito mais divertido escrever um teste automatizado do que testar manualmente.</text:p>
      <text:p text:style-name="Text_20_body">Existem mais! Mas vamos estudá-las ao longo do curso!</text:p>
      <text:p text:style-name="P4">Somos menos produtivos quando escrevemos testes de unidade?</text:p>
      <text:p text:style-name="Text_20_body">Depende da sua definição de produtividade. Se produtividade significa linhas de código de produção escritas por dia, talvez você seja menos produtivo. Agora, se sua definição é algo como "linhas de código escritas com qualidade", então, muito provavelmente, você será mais produtivo com testes.</text:p>
      <text:p text:style-name="Text_20_body">É difícil garantir qualidade de um sistema sem testes automatizados, por todos os motivos já citados ao longo deste capítulo.</text:p>
      <text:p text:style-name="Text_20_body">Além disso, alguns estudos mostram que programadores que escrevem testes, a longo prazo, são mais produtivos do que os que não escrevem e até gastam menos tempo depurando o código! Isso faz sentido: imagine um desenvolvedor que testa manualmente. Quantas vezes por dia ele executa o MESMO teste? O programador que automatiza o teste gasta seu tempo apenas 1 vez: escrevendo-o. Depois, executar o teste é rápido e barato.</text:p>
      <text:p text:style-name="Standard">Infelizmente testar todas as combinações é impossível! E se tentarmos fazer isso (e escrevermos muitos testes, como no exemplo acima), dificultamos a manutenção da bateria de testes! O ideal é escrevermos apenas um único teste para cada possível cenário diferente! Por exemplo, um cenário que levantamos é justamente lances em ordem crescente. Já temos um teste para ele: <text:span text:style-name="Source_20_Text">deveEntenderLancesEmOrdemCrescente()</text:span>. Não precisamos de outro para o mesmo cenário! Na área de testes de software, chamamos isso de <text:span text:style-name="T1">classe de equivalência</text:span>. Precisamos de um teste por <text:span text:style-name="T1">classe de equivalência</text:span>. </text:p>
      <text:p text:style-name="Standard"/>
      <text:p text:style-name="Standard">É sempre interessante tratar de casos especiais no teste. Por exemplo, tratamos o caso da lista com um elemento separado do caso da lista com vários elementos. Isso faz sentido? Por que? Consegue ver outros casos como esse, que merecem atenção especial? </text:p>
      <text:p text:style-name="Standard"/>
      <text:p text:style-name="Standard">Tratar o caso da lista com um elemento separado do caso da lista com vários elementos faz todo sentido. É muito comum, durante a implementação, pensarmos direto no caso complicado, e esquecermos de casos simples, mas que acontecem. Por esse motivo é importante testarmos esses casos. </text:p>
      <text:p text:style-name="Standard"/>
      <text:p text:style-name="P2">Quando lidamos com listas, por exemplo, é sempre interessante tratarmos o caso da lista cheia, da lista com apenas um elemento, da lista vazia. </text:p>
      <text:p text:style-name="P2"/>
      <text:p text:style-name="P2">Se estamos lidando com algoritmos cuja ordem é importante, precisamos testar ordem crescente, decrescente, randômica. </text:p>
      <text:p text:style-name="P3"/>
      <text:p text:style-name="P3">Será que sem a bateria de testes perceberíamos erros? Como? Nesse momento, quais são as vantagens de uma bateria de testes automatizados? </text:p>
      <text:p text:style-name="P1">A bateria de testes automatizados nos ajuda a encontrar problemas na nossa implementação de forma muito rápida: basta clicarmos em um botão, e alguns segundos depois sabemos se nossa implementação realmente funciona ou não.</text:p>
      <text:p text:style-name="Text_20_body">Sem uma bateria de testes, dificilmente pegaríamos esse bug em tempo de desenvolvimento. Testes manuais são caros e, por esse motivo, o desenvolvedor comumente testa apenas a funcionalidade atual, deixando de lado os testes de regressão (ou seja, testes para garantir que o resto do sistema ainda continua funcionando mesmo após a implementação da<text:span text:style-name="T1"> nova funcionalidade</text:span>).</text:p>
      <text:p text:style-name="P3"><text:soft-page-break/>Em sua opinião, qual a parte mais difícil na hora de escrever um teste de unidade?</text:p>
      <text:p text:style-name="Text_20_body">Desenvolvedores que estão aprendendo a testar geralmente sentem dificuldades no momento de levantar e escrever cenários para o teste.</text:p>
      <text:p text:style-name="Text_20_body">Lembre-se que um teste automatizado é muito parecido com um teste manual. Do mesmo jeito que você pensa no cenário de um teste manual (por exemplo, visitar a página de cadastro, preencher o campo CPF com "123", clicar no botão, e etc), você faz no automatizado.</text:p>
      <text:p text:style-name="Text_20_body">Foque-se na classe que você está testando. Pense sobre o que você espera dela. Como ela deve funcionar? Se você passar tais parâmetros para ela, como ela deve reagir? </text:p>
      <text:p text:style-name="Text_20_body">Continue praticando!</text:p>
      <text:p text:style-name="P3"/>
      <text:p text:style-name="P1">Esse ciclo de desenvolvimento, onde escrevemos um teste antes do código, é conhecido por Test-Driven Development. A popularidade da prática de TDD tem crescido cada vez mais entre os desenvolvedores, uma vez que ela traz diversas vantagens para o desenvolvedor:</text:p>
      <text:list xml:id="list3059765758375227769" text:style-name="L1">
        <text:list-item>
          <text:p text:style-name="P7">Se sempre escrevermos o teste antes, garantimos que todo nosso código já "nasce" testado;</text:p>
        </text:list-item>
        <text:list-item>
          <text:p text:style-name="P7">Temos segurança para refatorar nosso código, afinal sempre refatoraremos com uma bateria de testes que garante que não quebraremos o comportamento já existente;</text:p>
        </text:list-item>
        <text:list-item>
          <text:p text:style-name="P5">Como o teste é a primeira classe que usa o seu código, você naturalmente tende a escrever código mais fácil de ser usado e, por consequência, mais fácil de ser mantido.</text:p>
        </text:list-item>
      </text:list>
      <text:p text:style-name="P1"><text:span text:style-name="T2">O </text:span>termo dado para a ideia de dar sempre passos pequenos e escrever código simples o tempo todo é conhecido por baby steps.</text:p>
      <text:p text:style-name="Text_20_body">O que você achou dessa ideia? Quais as vantagens e as desvantagens que você acha que essa metodologia pode trazer?</text:p>
      <text:p text:style-name="Text_20_body">Dar passos pequenos pode ser muito benéfico para a sua implementação. Começar pelo teste mais simples nos possibilita evoluir o código aos poucos (geralmente gostamos de começar pelo caso mais difícil, o que pode dificultar). </text:p>
      <text:p text:style-name="Text_20_body">Além disso, ao implementar códigos simples, aumentamos a facilidade de manutenção do nosso código. Afinal, código simples é muito mais fácil de manter do que códigos complexos. Muitas vezes nós programadores escrevemos códigos complicados desnecessariamente. TDD nos lembra o tempo todo de ser simples.</text:p>
      <text:p text:style-name="Text_20_body">Muitas pessoas, no entanto, dizem que tomar passos de bebê o tempo todo pode ser contraproducente. Segundo o próprio autor da prática, Kent Beck, você deve tomar passos pequenos sempre que sua "confiança sobre o código" estiver baixa. Se você está trabalhando em um trecho de código e está bastante confiante sobre ele, você pode dar passos um pouco maiores. Mas cuidado, passos grandes não devem ser a regra, mas sim a exceção.</text:p>
      <text:p text:style-name="P1">Sempre que escrevemos um trecho de código, achamos ele simples. Afinal, nós o escrevemos, ele está inteiro na nossa cabeça. Não há dúvidas. Mas quantas vezes não voltamos em um código que escrevemos 1 mês atrás e não entendemos nada? A única maneira de trabalhar com qualidade e segurança em códigos assim é tendo uma bateria de testes que garanta qualquer mudança feita.</text:p>
      <text:p text:style-name="Text_20_body">Portanto, não se deixe enganar. Se o método contém uma regra de negócio, teste-o. Você agradecerá no futuro.</text:p>
      <text:p text:style-name="P1">TDD é uma prática de desenvolvimento de software na qual o programador escreve um teste antes do código. TDD nos traz segurança e feedback constante sobre a qualidade do nosso código.</text:p>
      <text:p text:style-name="Text_20_body">É uma boa prática para todo desenvolvedor de software!</text:p>
      <text:p text:style-name="P3"/>
      <text:p text:style-name="P3">precisamos nos atentar em um ponto importante: teste é código. E código mal escrito é difícil de ser mantido, atrapalhando o desenvolvimento! </text:p>
      <text:p text:style-name="P3"><text:soft-page-break/></text:p>
      <text:p text:style-name="P3">Podemos avisar que o teste na verdade passará se uma exceção for lançada. Para isso, basta fazermos uso da anotação <text:span text:style-name="Source_20_Text">expectedException</text:span>. Dessa maneira, eliminamos o try-catch do nosso código de teste, e ele fica ainda mais legív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1M19S</meta:editing-duration>
    <meta:editing-cycles>14</meta:editing-cycles>
    <meta:generator>LibreOffice/5.1.6.2$Windows_x86 LibreOffice_project/07ac168c60a517dba0f0d7bc7540f5afa45f0909</meta:generator>
    <dc:date>2017-08-29T15:16:29.037000000</dc:date>
    <meta:document-statistic meta:table-count="0" meta:image-count="0" meta:object-count="0" meta:page-count="4" meta:paragraph-count="47" meta:word-count="1665" meta:character-count="10220" meta:non-whitespace-character-count="8590"/>
    <meta:user-defined meta:name="Info 1"/>
    <meta:user-defined meta:name="Info 2"/>
    <meta:user-defined meta:name="Info 3"/>
    <meta:user-defined meta:name="Info 4"/>
  </office:meta>
</office:document-meta>
</file>